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31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8" style:family="table-cell" style:parent-style-name="Default">
      <style:text-properties fo:font-size="7pt"/>
    </style:style>
    <style:style style:name="ce9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2" style:family="table-cell" style:parent-style-name="Default">
      <style:table-cell-properties style:vertical-align="middle"/>
      <style:text-properties fo:font-size="7pt"/>
    </style:style>
    <style:style style:name="ce13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ext-properties fo:font-size="6pt"/>
    </style:style>
    <style:style style:name="ce2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16x16</text:p>
          </table:table-cell>
          <table:table-cell table:style-name="ce9" office:value-type="string">
            <text:p>22x22</text:p>
          </table:table-cell>
          <table:table-cell table:style-name="ce9" office:value-type="string">
            <text:p>32x32</text:p>
          </table:table-cell>
          <table:table-cell table:style-name="ce9" office:value-type="string">
            <text:p>48x48</text:p>
          </table:table-cell>
          <table:table-cell table:style-name="ce9" office:value-type="string">
            <text:p>location</text:p>
          </table:table-cell>
          <table:table-cell table:number-columns-repeated="5"/>
        </table:table-row>
        <table:table-row table:style-name="ro2">
          <table:table-cell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]=&quot;x&quot;;1;0)+IF([.E2]=&quot;x&quot;;1;0)+IF([.F2]=&quot;x&quot;;1;0)+IF([.G2]=&quot;x&quot;;1;0)" office:value-type="float" office:value="3">
            <text:p>3</text:p>
          </table:table-cell>
          <table:table-cell table:style-name="ce13" table:formula="of:=SUM([.I2:.I113])/(113*4)" office:value-type="percentage" office:value="0.70353982300885">
            <text:p>70,35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./align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]=&quot;x&quot;;1;0)+IF([.E3]=&quot;x&quot;;1;0)+IF([.F3]=&quot;x&quot;;1;0)+IF([.G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]=&quot;x&quot;;1;0)+IF([.E4]=&quot;x&quot;;1;0)+IF([.F4]=&quot;x&quot;;1;0)+IF([.G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]=&quot;x&quot;;1;0)+IF([.E5]=&quot;x&quot;;1;0)+IF([.F5]=&quot;x&quot;;1;0)+IF([.G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]=&quot;x&quot;;1;0)+IF([.E6]=&quot;x&quot;;1;0)+IF([.F6]=&quot;x&quot;;1;0)+IF([.G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]=&quot;x&quot;;1;0)+IF([.E7]=&quot;x&quot;;1;0)+IF([.F7]=&quot;x&quot;;1;0)+IF([.G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]=&quot;x&quot;;1;0)+IF([.E8]=&quot;x&quot;;1;0)+IF([.F8]=&quot;x&quot;;1;0)+IF([.G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]=&quot;x&quot;;1;0)+IF([.E9]=&quot;x&quot;;1;0)+IF([.F9]=&quot;x&quot;;1;0)+IF([.G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0]=&quot;x&quot;;1;0)+IF([.E10]=&quot;x&quot;;1;0)+IF([.F10]=&quot;x&quot;;1;0)+IF([.G1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1]=&quot;x&quot;;1;0)+IF([.E11]=&quot;x&quot;;1;0)+IF([.F11]=&quot;x&quot;;1;0)+IF([.G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heckbo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2]=&quot;x&quot;;1;0)+IF([.E12]=&quot;x&quot;;1;0)+IF([.F12]=&quot;x&quot;;1;0)+IF([.G1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los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3]=&quot;x&quot;;1;0)+IF([.E13]=&quot;x&quot;;1;0)+IF([.F13]=&quot;x&quot;;1;0)+IF([.G1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olor-pick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4]=&quot;x&quot;;1;0)+IF([.E14]=&quot;x&quot;;1;0)+IF([.F14]=&quot;x&quot;;1;0)+IF([.G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ombobox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5]=&quot;x&quot;;1;0)+IF([.E15]=&quot;x&quot;;1;0)+IF([.F15]=&quot;x&quot;;1;0)+IF([.G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6]=&quot;x&quot;;1;0)+IF([.E16]=&quot;x&quot;;1;0)+IF([.F16]=&quot;x&quot;;1;0)+IF([.G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7]=&quot;x&quot;;1;0)+IF([.E17]=&quot;x&quot;;1;0)+IF([.F17]=&quot;x&quot;;1;0)+IF([.G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lef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8]=&quot;x&quot;;1;0)+IF([.E18]=&quot;x&quot;;1;0)+IF([.F18]=&quot;x&quot;;1;0)+IF([.G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marg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9]=&quot;x&quot;;1;0)+IF([.E19]=&quot;x&quot;;1;0)+IF([.F19]=&quot;x&quot;;1;0)+IF([.G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p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0]=&quot;x&quot;;1;0)+IF([.E20]=&quot;x&quot;;1;0)+IF([.F20]=&quot;x&quot;;1;0)+IF([.G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righ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1]=&quot;x&quot;;1;0)+IF([.E21]=&quot;x&quot;;1;0)+IF([.F21]=&quot;x&quot;;1;0)+IF([.G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2]=&quot;x&quot;;1;0)+IF([.E22]=&quot;x&quot;;1;0)+IF([.F22]=&quot;x&quot;;1;0)+IF([.G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bottom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3]=&quot;x&quot;;1;0)+IF([.E23]=&quot;x&quot;;1;0)+IF([.F23]=&quot;x&quot;;1;0)+IF([.G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4]=&quot;x&quot;;1;0)+IF([.E24]=&quot;x&quot;;1;0)+IF([.F24]=&quot;x&quot;;1;0)+IF([.G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5]=&quot;x&quot;;1;0)+IF([.E25]=&quot;x&quot;;1;0)+IF([.F25]=&quot;x&quot;;1;0)+IF([.G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margi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6]=&quot;x&quot;;1;0)+IF([.E26]=&quot;x&quot;;1;0)+IF([.F26]=&quot;x&quot;;1;0)+IF([.G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page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7]=&quot;x&quot;;1;0)+IF([.E27]=&quot;x&quot;;1;0)+IF([.F27]=&quot;x&quot;;1;0)+IF([.G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top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8]=&quot;x&quot;;1;0)+IF([.E28]=&quot;x&quot;;1;0)+IF([.F28]=&quot;x&quot;;1;0)+IF([.G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y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9]=&quot;x&quot;;1;0)+IF([.E29]=&quot;x&quot;;1;0)+IF([.F29]=&quot;x&quot;;1;0)+IF([.G2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0]=&quot;x&quot;;1;0)+IF([.E30]=&quot;x&quot;;1;0)+IF([.F30]=&quot;x&quot;;1;0)+IF([.G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ope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1]=&quot;x&quot;;1;0)+IF([.E31]=&quot;x&quot;;1;0)+IF([.F31]=&quot;x&quot;;1;0)+IF([.G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-preview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2]=&quot;x&quot;;1;0)+IF([.E32]=&quot;x&quot;;1;0)+IF([.F32]=&quot;x&quot;;1;0)+IF([.G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3]=&quot;x&quot;;1;0)+IF([.E33]=&quot;x&quot;;1;0)+IF([.F33]=&quot;x&quot;;1;0)+IF([.G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4]=&quot;x&quot;;1;0)+IF([.E34]=&quot;x&quot;;1;0)+IF([.F34]=&quot;x&quot;;1;0)+IF([.G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5]=&quot;x&quot;;1;0)+IF([.E35]=&quot;x&quot;;1;0)+IF([.F35]=&quot;x&quot;;1;0)+IF([.G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6]=&quot;x&quot;;1;0)+IF([.E36]=&quot;x&quot;;1;0)+IF([.F36]=&quot;x&quot;;1;0)+IF([.G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7]=&quot;x&quot;;1;0)+IF([.E37]=&quot;x&quot;;1;0)+IF([.F37]=&quot;x&quot;;1;0)+IF([.G3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8]=&quot;x&quot;;1;0)+IF([.E38]=&quot;x&quot;;1;0)+IF([.F38]=&quot;x&quot;;1;0)+IF([.G3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forwar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9]=&quot;x&quot;;1;0)+IF([.E39]=&quot;x&quot;;1;0)+IF([.F39]=&quot;x&quot;;1;0)+IF([.G3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0]=&quot;x&quot;;1;0)+IF([.E40]=&quot;x&quot;;1;0)+IF([.F40]=&quot;x&quot;;1;0)+IF([.G4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bezier-curve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1]=&quot;x&quot;;1;0)+IF([.E41]=&quot;x&quot;;1;0)+IF([.F41]=&quot;x&quot;;1;0)+IF([.G4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2]=&quot;x&quot;;1;0)+IF([.E42]=&quot;x&quot;;1;0)+IF([.F42]=&quot;x&quot;;1;0)+IF([.G4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don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3]=&quot;x&quot;;1;0)+IF([.E43]=&quot;x&quot;;1;0)+IF([.F43]=&quot;x&quot;;1;0)+IF([.G4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4]=&quot;x&quot;;1;0)+IF([.E44]=&quot;x&quot;;1;0)+IF([.F44]=&quot;x&quot;;1;0)+IF([.G4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freehand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5]=&quot;x&quot;;1;0)+IF([.E45]=&quot;x&quot;;1;0)+IF([.F45]=&quot;x&quot;;1;0)+IF([.G4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halfcircle1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6]=&quot;x&quot;;1;0)+IF([.E46]=&quot;x&quot;;1;0)+IF([.F46]=&quot;x&quot;;1;0)+IF([.G4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2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7]=&quot;x&quot;;1;0)+IF([.E47]=&quot;x&quot;;1;0)+IF([.F47]=&quot;x&quot;;1;0)+IF([.G4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3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8]=&quot;x&quot;;1;0)+IF([.E48]=&quot;x&quot;;1;0)+IF([.F48]=&quot;x&quot;;1;0)+IF([.G4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4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9]=&quot;x&quot;;1;0)+IF([.E49]=&quot;x&quot;;1;0)+IF([.F49]=&quot;x&quot;;1;0)+IF([.G4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irc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0]=&quot;x&quot;;1;0)+IF([.E50]=&quot;x&quot;;1;0)+IF([.F50]=&quot;x&quot;;1;0)+IF([.G5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1]=&quot;x&quot;;1;0)+IF([.E51]=&quot;x&quot;;1;0)+IF([.F51]=&quot;x&quot;;1;0)+IF([.G5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ath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52]=&quot;x&quot;;1;0)+IF([.E52]=&quot;x&quot;;1;0)+IF([.F52]=&quot;x&quot;;1;0)+IF([.G5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polygo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3]=&quot;x&quot;;1;0)+IF([.E53]=&quot;x&quot;;1;0)+IF([.F53]=&quot;x&quot;;1;0)+IF([.G5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olylin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4]=&quot;x&quot;;1;0)+IF([.E54]=&quot;x&quot;;1;0)+IF([.F54]=&quot;x&quot;;1;0)+IF([.G5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5]=&quot;x&quot;;1;0)+IF([.E55]=&quot;x&quot;;1;0)+IF([.F55]=&quot;x&quot;;1;0)+IF([.G55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6]=&quot;x&quot;;1;0)+IF([.E56]=&quot;x&quot;;1;0)+IF([.F56]=&quot;x&quot;;1;0)+IF([.G5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7]=&quot;x&quot;;1;0)+IF([.E57]=&quot;x&quot;;1;0)+IF([.F57]=&quot;x&quot;;1;0)+IF([.G5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1"/>
          <table:table-cell table:style-name="ce9" office:value-type="string">
            <text:p>kdesuport</text:p>
          </table:table-cell>
          <table:table-cell table:formula="of:=IF([.D58]=&quot;x&quot;;1;0)+IF([.E58]=&quot;x&quot;;1;0)+IF([.F58]=&quot;x&quot;;1;0)+IF([.G5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9]=&quot;x&quot;;1;0)+IF([.E59]=&quot;x&quot;;1;0)+IF([.F59]=&quot;x&quot;;1;0)+IF([.G5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0]=&quot;x&quot;;1;0)+IF([.E60]=&quot;x&quot;;1;0)+IF([.F60]=&quot;x&quot;;1;0)+IF([.G60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1]=&quot;x&quot;;1;0)+IF([.E61]=&quot;x&quot;;1;0)+IF([.F61]=&quot;x&quot;;1;0)+IF([.G6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2]=&quot;x&quot;;1;0)+IF([.E62]=&quot;x&quot;;1;0)+IF([.F62]=&quot;x&quot;;1;0)+IF([.G6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3]=&quot;x&quot;;1;0)+IF([.E63]=&quot;x&quot;;1;0)+IF([.F63]=&quot;x&quot;;1;0)+IF([.G6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4]=&quot;x&quot;;1;0)+IF([.E64]=&quot;x&quot;;1;0)+IF([.F64]=&quot;x&quot;;1;0)+IF([.G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opy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5]=&quot;x&quot;;1;0)+IF([.E65]=&quot;x&quot;;1;0)+IF([.F65]=&quot;x&quot;;1;0)+IF([.G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6]=&quot;x&quot;;1;0)+IF([.E66]=&quot;x&quot;;1;0)+IF([.F66]=&quot;x&quot;;1;0)+IF([.G6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7]=&quot;x&quot;;1;0)+IF([.E67]=&quot;x&quot;;1;0)+IF([.F67]=&quot;x&quot;;1;0)+IF([.G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find-replac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8]=&quot;x&quot;;1;0)+IF([.E68]=&quot;x&quot;;1;0)+IF([.F68]=&quot;x&quot;;1;0)+IF([.G6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pas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9]=&quot;x&quot;;1;0)+IF([.E69]=&quot;x&quot;;1;0)+IF([.F69]=&quot;x&quot;;1;0)+IF([.G6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re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0]=&quot;x&quot;;1;0)+IF([.E70]=&quot;x&quot;;1;0)+IF([.F70]=&quot;x&quot;;1;0)+IF([.G7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edit-select-all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1]=&quot;x&quot;;1;0)+IF([.E71]=&quot;x&quot;;1;0)+IF([.F71]=&quot;x&quot;;1;0)+IF([.G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un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2]=&quot;x&quot;;1;0)+IF([.E72]=&quot;x&quot;;1;0)+IF([.F72]=&quot;x&quot;;1;0)+IF([.G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bottom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3]=&quot;x&quot;;1;0)+IF([.E73]=&quot;x&quot;;1;0)+IF([.F73]=&quot;x&quot;;1;0)+IF([.G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4]=&quot;x&quot;;1;0)+IF([.E74]=&quot;x&quot;;1;0)+IF([.F74]=&quot;x&quot;;1;0)+IF([.G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fir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5]=&quot;x&quot;;1;0)+IF([.E75]=&quot;x&quot;;1;0)+IF([.F75]=&quot;x&quot;;1;0)+IF([.G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hom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6]=&quot;x&quot;;1;0)+IF([.E76]=&quot;x&quot;;1;0)+IF([.F76]=&quot;x&quot;;1;0)+IF([.G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la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7]=&quot;x&quot;;1;0)+IF([.E77]=&quot;x&quot;;1;0)+IF([.F77]=&quot;x&quot;;1;0)+IF([.G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nex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8]=&quot;x&quot;;1;0)+IF([.E78]=&quot;x&quot;;1;0)+IF([.F78]=&quot;x&quot;;1;0)+IF([.G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previou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9]=&quot;x&quot;;1;0)+IF([.E79]=&quot;x&quot;;1;0)+IF([.F79]=&quot;x&quot;;1;0)+IF([.G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to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0]=&quot;x&quot;;1;0)+IF([.E80]=&quot;x&quot;;1;0)+IF([.F80]=&quot;x&quot;;1;0)+IF([.G8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1]=&quot;x&quot;;1;0)+IF([.E81]=&quot;x&quot;;1;0)+IF([.F81]=&quot;x&quot;;1;0)+IF([.G8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2]=&quot;x&quot;;1;0)+IF([.E82]=&quot;x&quot;;1;0)+IF([.F82]=&quot;x&quot;;1;0)+IF([.G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butto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3]=&quot;x&quot;;1;0)+IF([.E83]=&quot;x&quot;;1;0)+IF([.F83]=&quot;x&quot;;1;0)+IF([.G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im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4]=&quot;x&quot;;1;0)+IF([.E84]=&quot;x&quot;;1;0)+IF([.F84]=&quot;x&quot;;1;0)+IF([.G8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5]=&quot;x&quot;;1;0)+IF([.E85]=&quot;x&quot;;1;0)+IF([.F85]=&quot;x&quot;;1;0)+IF([.G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6]=&quot;x&quot;;1;0)+IF([.E86]=&quot;x&quot;;1;0)+IF([.F86]=&quot;x&quot;;1;0)+IF([.G8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ist-ad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7]=&quot;x&quot;;1;0)+IF([.E87]=&quot;x&quot;;1;0)+IF([.F87]=&quot;x&quot;;1;0)+IF([.G8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list-box.png</text:p>
          </table:table-cell>
          <table:table-cell/>
          <table:table-cell table:style-name="ce9" office:value-type="string">
            <text:p>undone</text:p>
          </table:table-cell>
          <table:table-cell table:number-columns-repeated="4" table:style-name="ce10"/>
          <table:table-cell table:style-name="ce9" office:value-type="string">
            <text:p>kdesuport</text:p>
          </table:table-cell>
          <table:table-cell table:formula="of:=IF([.D88]=&quot;x&quot;;1;0)+IF([.E88]=&quot;x&quot;;1;0)+IF([.F88]=&quot;x&quot;;1;0)+IF([.G88]=&quot;x&quot;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./list-remov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9]=&quot;x&quot;;1;0)+IF([.E89]=&quot;x&quot;;1;0)+IF([.F89]=&quot;x&quot;;1;0)+IF([.G8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-unlocked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0]=&quot;x&quot;;1;0)+IF([.E90]=&quot;x&quot;;1;0)+IF([.F90]=&quot;x&quot;;1;0)+IF([.G9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1]=&quot;x&quot;;1;0)+IF([.E91]=&quot;x&quot;;1;0)+IF([.F91]=&quot;x&quot;;1;0)+IF([.G9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measur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2]=&quot;x&quot;;1;0)+IF([.E92]=&quot;x&quot;;1;0)+IF([.F92]=&quot;x&quot;;1;0)+IF([.G9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pdf-annotation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3]=&quot;x&quot;;1;0)+IF([.E93]=&quot;x&quot;;1;0)+IF([.F93]=&quot;x&quot;;1;0)+IF([.G9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oi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4]=&quot;x&quot;;1;0)+IF([.E94]=&quot;x&quot;;1;0)+IF([.F94]=&quot;x&quot;;1;0)+IF([.G9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reflight-verifi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5]=&quot;x&quot;;1;0)+IF([.E95]=&quot;x&quot;;1;0)+IF([.F95]=&quot;x&quot;;1;0)+IF([.G95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sca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6]=&quot;x&quot;;1;0)+IF([.E96]=&quot;x&quot;;1;0)+IF([.F96]=&quot;x&quot;;1;0)+IF([.G96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story-edito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7]=&quot;x&quot;;1;0)+IF([.E97]=&quot;x&quot;;1;0)+IF([.F97]=&quot;x&quot;;1;0)+IF([.G9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iel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8]=&quot;x&quot;;1;0)+IF([.E98]=&quot;x&quot;;1;0)+IF([.F98]=&quot;x&quot;;1;0)+IF([.G9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rame-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9]=&quot;x&quot;;1;0)+IF([.E99]=&quot;x&quot;;1;0)+IF([.F99]=&quot;x&quot;;1;0)+IF([.G9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rame-un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0]=&quot;x&quot;;1;0)+IF([.E100]=&quot;x&quot;;1;0)+IF([.F100]=&quot;x&quot;;1;0)+IF([.G100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transform-rota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1]=&quot;x&quot;;1;0)+IF([.E101]=&quot;x&quot;;1;0)+IF([.F101]=&quot;x&quot;;1;0)+IF([.G10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transform-shear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2]=&quot;x&quot;;1;0)+IF([.E102]=&quot;x&quot;;1;0)+IF([.F102]=&quot;x&quot;;1;0)+IF([.G10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lef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3]=&quot;x&quot;;1;0)+IF([.E103]=&quot;x&quot;;1;0)+IF([.F103]=&quot;x&quot;;1;0)+IF([.G10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righ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4]=&quot;x&quot;;1;0)+IF([.E104]=&quot;x&quot;;1;0)+IF([.F104]=&quot;x&quot;;1;0)+IF([.G10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5]=&quot;x&quot;;1;0)+IF([.E105]=&quot;x&quot;;1;0)+IF([.F105]=&quot;x&quot;;1;0)+IF([.G105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zoom-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6]=&quot;x&quot;;1;0)+IF([.E106]=&quot;x&quot;;1;0)+IF([.F106]=&quot;x&quot;;1;0)+IF([.G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7]=&quot;x&quot;;1;0)+IF([.E107]=&quot;x&quot;;1;0)+IF([.F107]=&quot;x&quot;;1;0)+IF([.G10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8]=&quot;x&quot;;1;0)+IF([.E108]=&quot;x&quot;;1;0)+IF([.F108]=&quot;x&quot;;1;0)+IF([.G10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9]=&quot;x&quot;;1;0)+IF([.E109]=&quot;x&quot;;1;0)+IF([.F109]=&quot;x&quot;;1;0)+IF([.G10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0]=&quot;x&quot;;1;0)+IF([.E110]=&quot;x&quot;;1;0)+IF([.F110]=&quot;x&quot;;1;0)+IF([.G11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1]=&quot;x&quot;;1;0)+IF([.E111]=&quot;x&quot;;1;0)+IF([.F111]=&quot;x&quot;;1;0)+IF([.G1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2]=&quot;x&quot;;1;0)+IF([.E112]=&quot;x&quot;;1;0)+IF([.F112]=&quot;x&quot;;1;0)+IF([.G112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3]=&quot;x&quot;;1;0)+IF([.E113]=&quot;x&quot;;1;0)+IF([.F113]=&quot;x&quot;;1;0)+IF([.G113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4" table:number-columns-repeated="3"/>
          <table:table-cell/>
        </table:table-row>
        <table:table-row table:style-name="ro3">
          <table:table-cell table:style-name="ce4" office:value-type="string">
            <text:p>non freedesktop-names</text:p>
          </table:table-cell>
          <table:table-cell table:number-columns-repeated="8"/>
          <table:table-cell table:style-name="ce15" office:value-type="string">
            <text:p>freedesktop name</text:p>
          </table:table-cell>
          <table:table-cell table:style-name="ce21" office:value-type="string">
            <text:p>oxygen name</text:p>
          </table:table-cell>
          <table:table-cell table:style-name="ce21" office:value-type="string">
            <text:p>proposed name</text:p>
          </table:table-cell>
          <table:table-cell table:style-name="ce21" office:value-type="string">
            <text:p>description</text:p>
          </table:table-cell>
        </table:table-row>
        <table:table-row table:style-name="ro4">
          <table:table-cell table:style-name="ce5" office:value-type="string">
            <text:p>above.png</text:p>
          </table:table-cell>
          <table:table-cell table:number-columns-repeated="8"/>
          <table:table-cell table:style-name="ce16"/>
          <table:table-cell table:style-name="ce14"/>
          <table:table-cell table:style-name="ce15" office:value-type="string">
            <text:p>./actions/format-above.svg</text:p>
          </table:table-cell>
          <table:table-cell/>
        </table:table-row>
        <table:table-row table:style-name="ro1">
          <table:table-cell office:value-type="string">
            <text:p>AddNode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 table:number-columns-repeated="2"/>
          <table:table-cell table:style-name="ce15" office:value-type="string">
            <text:p>./actions/format-add-node.svg</text:p>
          </table:table-cell>
          <table:table-cell/>
        </table:table-row>
        <table:table-row table:style-name="ro1">
          <table:table-cell office:value-type="string">
            <text:p>acrobat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mimetypes/application-pdf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crorea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apps/acroread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dd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add-point.svg</text:p>
          </table:table-cell>
          <table:table-cell/>
        </table:table-row>
        <table:table-row table:style-name="ro1">
          <table:table-cell office:value-type="string">
            <text:p>alert.png</text:p>
          </table:table-cell>
          <table:table-cell table:number-columns-repeated="8"/>
          <table:table-cell table:style-name="ce15" office:value-type="string">
            <text:p>./actions/dialog-warning.svg</text:p>
          </table:table-cell>
          <table:table-cell table:style-name="ce14" table:number-columns-repeated="2"/>
          <table:table-cell/>
        </table:table-row>
        <table:table-row table:style-name="ro5">
          <table:table-cell office:value-type="string">
            <text:p>AllCaps.png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allcaps.svg</text:p>
          </table:table-cell>
          <table:table-cell table:style-name="ce8"/>
        </table:table-row>
        <table:table-row table:style-name="ro1">
          <table:table-cell office:value-type="string">
            <text:p>AppIco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AppIcon2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below.png</text:p>
          </table:table-cell>
          <table:table-cell table:number-columns-repeated="8"/>
          <table:table-cell table:style-name="ce14"/>
          <table:table-cell table:style-name="ce16"/>
          <table:table-cell table:style-name="ce15" office:value-type="string">
            <text:p>./actions/format-below.svg</text:p>
          </table:table-cell>
          <table:table-cell table:style-name="ce8"/>
        </table:table-row>
        <table:table-row table:style-name="ro1">
          <table:table-cell office:value-type="string">
            <text:p>BevelJoin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join-bevel.svg</text:p>
          </table:table-cell>
          <table:table-cell/>
        </table:table-row>
        <table:table-row table:style-name="ro1">
          <table:table-cell office:value-type="string">
            <text:p>BezierClos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lose.svg</text:p>
          </table:table-cell>
          <table:table-cell/>
        </table:table-row>
        <table:table-row table:style-name="ro1">
          <table:table-cell office:value-type="string">
            <text:p>beziertool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.svg</text:p>
          </table:table-cell>
          <table:table-cell/>
        </table:table-row>
        <table:table-row table:style-name="ro1">
          <table:table-cell office:value-type="string">
            <text:p>beziertool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16.svg</text:p>
          </table:table-cell>
          <table:table-cell/>
        </table:table-row>
        <table:table-row table:style-name="ro1">
          <table:table-cell office:value-type="string">
            <text:p>blend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kcsrc.svgz</text:p>
          </table:table-cell>
          <table:table-cell table:style-name="ce15" office:value-type="string">
            <text:p>./actions/format-blend.svg</text:p>
          </table:table-cell>
          <table:table-cell/>
        </table:table-row>
        <table:table-row table:style-name="ro1">
          <table:table-cell office:value-type="string">
            <text:p>Butt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butt.svg</text:p>
          </table:table-cell>
          <table:table-cell table:style-name="ce8"/>
        </table:table-row>
        <table:table-row table:style-name="ro1">
          <table:table-cell office:value-type="string">
            <text:p>charse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aracter-set.svg</text:p>
          </table:table-cell>
          <table:table-cell/>
        </table:table-row>
        <table:table-row table:style-name="ro1">
          <table:table-cell office:value-type="string">
            <text:p>check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eck-document.svg</text:p>
          </table:table-cell>
          <table:table-cell/>
        </table:table-row>
        <table:table-row table:style-name="ro1">
          <table:table-cell office:value-type="string">
            <text:p>clear_righ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clear-right.svg</text:p>
          </table:table-cell>
          <table:table-cell table:style-name="ce8"/>
        </table:table-row>
        <table:table-row table:style-name="ro1">
          <table:table-cell office:value-type="string">
            <text:p>cmsOff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ff.svg</text:p>
          </table:table-cell>
          <table:table-cell/>
        </table:table-row>
        <table:table-row table:style-name="ro1">
          <table:table-cell office:value-type="string">
            <text:p>cmsOn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n.svg</text:p>
          </table:table-cell>
          <table:table-cell/>
        </table:table-row>
        <table:table-row table:style-name="ro1">
          <table:table-cell office:value-type="string">
            <text:p>cmyk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yk.svg</text:p>
          </table:table-cell>
          <table:table-cell/>
        </table:table-row>
        <table:table-row table:style-name="ro1">
          <table:table-cell office:value-type="string">
            <text:p>colorpicke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.svg</text:p>
          </table:table-cell>
          <table:table-cell/>
        </table:table-row>
        <table:table-row table:style-name="ro1">
          <table:table-cell office:value-type="string">
            <text:p>colorpickercurso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-cursor.svg</text:p>
          </table:table-cell>
          <table:table-cell/>
        </table:table-row>
        <table:table-row table:style-name="ro1">
          <table:table-cell office:value-type="string">
            <text:p>compfile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.svg</text:p>
          </table:table-cell>
          <table:table-cell/>
        </table:table-row>
        <table:table-row table:style-name="ro1">
          <table:table-cell office:value-type="string">
            <text:p>compfile16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16.svg</text:p>
          </table:table-cell>
          <table:table-cell/>
        </table:table-row>
        <table:table-row table:style-name="ro1">
          <table:table-cell office:value-type="string">
            <text:p>configure.png</text:p>
          </table:table-cell>
          <table:table-cell table:number-columns-repeated="8"/>
          <table:table-cell table:style-name="ce14"/>
          <table:table-cell table:style-name="ce21" office:value-type="string">
            <text:p>./actions/configure.svg</text:p>
          </table:table-cell>
          <table:table-cell table:style-name="ce21" office:value-type="string">
            <text:p>./actions/configure.svg</text:p>
          </table:table-cell>
          <table:table-cell/>
        </table:table-row>
        <table:table-row table:style-name="ro1">
          <table:table-cell office:value-type="string">
            <text:p>Corner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orner.svg</text:p>
          </table:table-cell>
          <table:table-cell/>
        </table:table-row>
        <table:table-row table:style-name="ro1">
          <table:table-cell office:value-type="string">
            <text:p>cro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rop.svg</text:p>
          </table:table-cell>
          <table:table-cell/>
        </table:table-row>
        <table:table-row table:style-name="ro1">
          <table:table-cell office:value-type="string">
            <text:p>curv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urve.svg</text:p>
          </table:table-cell>
          <table:table-cell/>
        </table:table-row>
        <table:table-row table:style-name="ro1">
          <table:table-cell office:value-type="string">
            <text:p>curvebezi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urve.svg</text:p>
          </table:table-cell>
          <table:table-cell/>
        </table:table-row>
        <table:table-row table:style-name="ro1">
          <table:table-cell office:value-type="string">
            <text:p>curvelinea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inear-curve.svg</text:p>
          </table:table-cell>
          <table:table-cell/>
        </table:table-row>
        <table:table-row table:style-name="ro1">
          <table:table-cell office:value-type="string">
            <text:p>Deletelay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layer.svg</text:p>
          </table:table-cell>
          <table:table-cell/>
        </table:table-row>
        <table:table-row table:style-name="ro1">
          <table:table-cell office:value-type="string">
            <text:p>DeleteNod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node.svg</text:p>
          </table:table-cell>
          <table:table-cell/>
        </table:table-row>
        <table:table-row table:style-name="ro1">
          <table:table-cell office:value-type="string">
            <text:p>Del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point.svg</text:p>
          </table:table-cell>
          <table:table-cell/>
        </table:table-row>
        <table:table-row table:style-name="ro1">
          <table:table-cell office:value-type="string">
            <text:p>dis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.svg</text:p>
          </table:table-cell>
          <table:table-cell/>
        </table:table-row>
        <table:table-row table:style-name="ro1">
          <table:table-cell office:value-type="string">
            <text:p>dist22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22.svg</text:p>
          </table:table-cell>
          <table:table-cell/>
        </table:table-row>
        <table:table-row table:style-name="ro1">
          <table:table-cell office:value-type="string">
            <text:p>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.svg</text:p>
          </table:table-cell>
          <table:table-cell/>
        </table:table-row>
        <table:table-row table:style-name="ro1">
          <table:table-cell office:value-type="string">
            <text:p>docattribut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-attributes.svg</text:p>
          </table:table-cell>
          <table:table-cell/>
        </table:table-row>
        <table:table-row table:style-name="ro1">
          <table:table-cell office:value-type="string">
            <text:p>document2.png</text:p>
          </table:table-cell>
          <table:table-cell table:number-columns-repeated="8"/>
          <table:table-cell table:style-name="ce15" office:value-type="string">
            <text:p>./mimetypes/x-office-documen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32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ragPix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g-pictures.svg</text:p>
          </table:table-cell>
          <table:table-cell/>
        </table:table-row>
        <table:table-row table:style-name="ro1">
          <table:table-cell office:value-type="string">
            <text:p>DrawFrame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w-frame.svg</text:p>
          </table:table-cell>
          <table:table-cell/>
        </table:table-row>
        <table:table-row table:style-name="ro1">
          <table:table-cell office:value-type="string">
            <text:p>ellipsi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llipsis.svg</text:p>
          </table:table-cell>
          <table:table-cell/>
        </table:table-row>
        <table:table-row table:style-name="ro1">
          <table:table-cell office:value-type="string">
            <text:p>exit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4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it22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9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pan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xpand.svg</text:p>
          </table:table-cell>
          <table:table-cell/>
        </table:table-row>
        <table:table-row table:style-name="ro1">
          <table:table-cell office:value-type="string">
            <text:p>externaltools.png</text:p>
          </table:table-cell>
          <table:table-cell table:number-columns-repeated="8"/>
          <table:table-cell table:style-name="ce15" office:value-type="string">
            <text:p>./mimetypes/application-x-executable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16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rstlin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irst-line.svg</text:p>
          </table:table-cell>
          <table:table-cell/>
        </table:table-row>
        <table:table-row table:style-name="ro1">
          <table:table-cell office:value-type="string">
            <text:p>flow-bounding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bounding.svg</text:p>
          </table:table-cell>
          <table:table-cell table:style-name="ce8"/>
        </table:table-row>
        <table:table-row table:style-name="ro1">
          <table:table-cell office:value-type="string">
            <text:p>flow-contour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contour.svg</text:p>
          </table:table-cell>
          <table:table-cell table:style-name="ce8"/>
        </table:table-row>
        <table:table-row table:style-name="ro1">
          <table:table-cell office:value-type="string">
            <text:p>flow-fram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frame.svg</text:p>
          </table:table-cell>
          <table:table-cell table:style-name="ce8"/>
        </table:table-row>
        <table:table-row table:style-name="ro1">
          <table:table-cell office:value-type="string">
            <text:p>flow-non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none.svg</text:p>
          </table:table-cell>
          <table:table-cell table:style-name="ce8"/>
        </table:table-row>
        <table:table-row table:style-name="ro1">
          <table:table-cell office:value-type="string">
            <text:p>font_otf.png</text:p>
          </table:table-cell>
          <table:table-cell table:number-columns-repeated="8"/>
          <table:table-cell table:style-name="ce15" office:value-type="string">
            <text:p>./mimetypes/application-x-font-o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otf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mimetypes/application-x-font-otf.svg</text:p>
          </table:table-cell>
          <table:table-cell/>
        </table:table-row>
        <table:table-row table:style-name="ro1">
          <table:table-cell office:value-type="string">
            <text:p>font_subst16.png</text:p>
          </table:table-cell>
          <table:table-cell table:number-columns-repeated="8"/>
          <table:table-cell table:style-name="ce15" office:value-type="string">
            <text:p>./mimetypes/application-x-font-sn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16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_16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rameno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rame-not-resized.svg</text:p>
          </table:table-cell>
          <table:table-cell/>
        </table:table-row>
        <table:table-row table:style-name="ro1">
          <table:table-cell office:value-type="string">
            <text:p>frame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rame-resized.svg</text:p>
          </table:table-cell>
          <table:table-cell/>
        </table:table-row>
        <table:table-row table:style-name="ro1">
          <table:table-cell office:value-type="string">
            <text:p>goto.png</text:p>
          </table:table-cell>
          <table:table-cell table:number-columns-repeated="8"/>
          <table:table-cell table:style-name="ce14"/>
          <table:table-cell table:style-name="ce21" office:value-type="string">
            <text:p>./actions/footprint.svg</text:p>
          </table:table-cell>
          <table:table-cell table:style-name="ce21" office:value-type="string">
            <text:p>./actions/format-go-to.svg</text:p>
          </table:table-cell>
          <table:table-cell/>
        </table:table-row>
        <table:table-row table:style-name="ro1">
          <table:table-cell office:value-type="string">
            <text:p>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roup.svg</text:p>
          </table:table-cell>
          <table:table-cell/>
        </table:table-row>
        <table:table-row table:style-name="ro1">
          <table:table-cell office:value-type="string">
            <text:p>guid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uides.svg</text:p>
          </table:table-cell>
          <table:table-cell/>
        </table:table-row>
        <table:table-row table:style-name="ro3">
          <table:table-cell office:value-type="string">
            <text:p>hmirror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hyphenat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hyphenate.svg</text:p>
          </table:table-cell>
          <table:table-cell/>
        </table:table-row>
        <table:table-row table:style-name="ro1">
          <table:table-cell office:value-type="string">
            <text:p>inver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nvert.svg</text:p>
          </table:table-cell>
          <table:table-cell/>
        </table:table-row>
        <table:table-row table:style-name="ro1">
          <table:table-cell office:value-type="string">
            <text:p>irreg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rregular.svg</text:p>
          </table:table-cell>
          <table:table-cell/>
        </table:table-row>
        <table:table-row table:style-name="ro3">
          <table:table-cell office:value-type="string">
            <text:p>Kapital.xpm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capital.svg</text:p>
          </table:table-cell>
          <table:table-cell table:style-name="ce8"/>
        </table:table-row>
        <table:table-row table:style-name="ro1">
          <table:table-cell office:value-type="string">
            <text:p>key_binding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key-bindings.svg</text:p>
          </table:table-cell>
          <table:table-cell/>
        </table:table-row>
        <table:table-row table:style-name="ro1">
          <table:table-cell office:value-type="string">
            <text:p>launc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unch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yer-out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eftindent.png</text:p>
          </table:table-cell>
          <table:table-cell table:number-columns-repeated="8"/>
          <table:table-cell table:style-name="ce18"/>
          <table:table-cell table:style-name="ce16"/>
          <table:table-cell table:style-name="ce21" office:value-type="string">
            <text:p>./actions/format-indent-left.svg</text:p>
          </table:table-cell>
          <table:table-cell table:style-name="ce8"/>
        </table:table-row>
        <table:table-row table:style-name="ro1">
          <table:table-cell office:value-type="string">
            <text:p>linespacin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inespacing2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ocked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lower-to-bottom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lower-to-bottom.svg</text:p>
          </table:table-cell>
          <table:table-cell/>
        </table:table-row>
        <table:table-row table:style-name="ro1">
          <table:table-cell office:value-type="string">
            <text:p>low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ower.svg</text:p>
          </table:table-cell>
          <table:table-cell/>
        </table:table-row>
        <table:table-row table:style-name="ro1">
          <table:table-cell office:value-type="string">
            <text:p>Lupe.xpm</text:p>
          </table:table-cell>
          <table:table-cell table:number-columns-repeated="8"/>
          <table:table-cell table:style-name="ce19"/>
          <table:table-cell table:style-name="ce21" office:value-type="string">
            <text:p>./actions/zoom-origina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LupeZ.xpm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LupeZm.xpm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misc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iterJoi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A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Kontro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No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icon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ok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k22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oo_draw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vnd.oasis.opendocument.graphics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oo_writer.png</text:p>
          </table:table-cell>
          <table:table-cell table:number-columns-repeated="8"/>
          <table:table-cell table:style-name="ce18"/>
          <table:table-cell table:style-name="ce21" office:value-type="string">
            <text:p>./mimetypes/application-vnd.oasis.opendocument.text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utlin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df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pdf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penciladd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encilsub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lu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lyCu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stscrip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postscript.svg</text:p>
          </table:table-cell>
          <table:table-cell table:style-name="ce8"/>
        </table:table-row>
        <table:table-row table:style-name="ro1">
          <table:table-cell office:value-type="string">
            <text:p>previewOff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eviewO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inter.png</text:p>
          </table:table-cell>
          <table:table-cell table:number-columns-repeated="8"/>
          <table:table-cell table:style-name="ce15" office:value-type="string">
            <text:p>./devices/printer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python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python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aise-to-to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ai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gist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load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.svg</text:p>
          </table:table-cell>
          <table:table-cell/>
        </table:table-row>
        <table:table-row table:style-name="ro1">
          <table:table-cell office:value-type="string">
            <text:p>reload16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16.svg</text:p>
          </table:table-cell>
          <table:table-cell/>
        </table:table-row>
        <table:table-row table:style-name="ro1">
          <table:table-cell office:value-type="string">
            <text:p>Reset1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1-node</text:p>
          </table:table-cell>
          <table:table-cell/>
        </table:table-row>
        <table:table-row table:style-name="ro1">
          <table:table-cell office:value-type="string">
            <text:p>Reset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-node</text:p>
          </table:table-cell>
          <table:table-cell/>
        </table:table-row>
        <table:table-row table:style-name="ro1">
          <table:table-cell office:value-type="string">
            <text:p>Revers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reverse.svg</text:p>
          </table:table-cell>
          <table:table-cell table:style-name="ce8"/>
        </table:table-row>
        <table:table-row table:style-name="ro1">
          <table:table-cell office:value-type="string">
            <text:p>revert.png</text:p>
          </table:table-cell>
          <table:table-cell table:number-columns-repeated="8"/>
          <table:table-cell table:style-name="ce15" office:value-type="string">
            <text:p>./actions/document-rever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g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ightinden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indent-right.svg</text:p>
          </table:table-cell>
          <table:table-cell table:style-name="ce8"/>
        </table:table-row>
        <table:table-row table:style-name="ro1">
          <table:table-cell office:value-type="string">
            <text:p>rotate_ccw.png</text:p>
          </table:table-cell>
          <table:table-cell table:number-columns-repeated="8"/>
          <table:table-cell table:style-name="ce15" office:value-type="string">
            <text:p>./actions/object-rotate-lef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ate_cw.png</text:p>
          </table:table-cell>
          <table:table-cell table:number-columns-repeated="8"/>
          <table:table-cell table:style-name="ce15" office:value-type="string">
            <text:p>./actions/object-rotate-righ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ieren2.png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tieren2.xpm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und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round.svg</text:p>
          </table:table-cell>
          <table:table-cell table:style-name="ce8"/>
        </table:table-row>
        <table:table-row table:style-name="ro1">
          <table:table-cell office:value-type="string">
            <text:p>RoundJoi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join-round.svg</text:p>
          </table:table-cell>
          <table:table-cell table:style-name="ce8"/>
        </table:table-row>
        <table:table-row table:style-name="ro1">
          <table:table-cell office:value-type="string">
            <text:p>scra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een.png</text:p>
          </table:table-cell>
          <table:table-cell table:number-columns-repeated="8"/>
          <table:table-cell table:style-name="ce15" office:value-type="string">
            <text:p>./devices/screen.svg</text:p>
          </table:table-cell>
          <table:table-cell table:style-name="ce21" office:value-type="string">
            <text:p>./devices/video-display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scribus_logo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ibusdoc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doc16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icon.png</text:p>
          </table:table-cell>
          <table:table-cell table:number-columns-repeated="8"/>
          <table:table-cell table:style-name="ce14"/>
          <table:table-cell table:style-name="ce21" office:value-type="string">
            <text:p>./applications/scribus.svg</text:p>
          </table:table-cell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hadow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shadow.svg</text:p>
          </table:table-cell>
          <table:table-cell table:style-name="ce8"/>
        </table:table-row>
        <table:table-row table:style-name="ro1">
          <table:table-cell office:value-type="string">
            <text:p>shortword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acing.xpm</text:p>
          </table:table-cell>
          <table:table-cell table:number-columns-repeated="8"/>
          <table:table-cell table:style-name="ce14"/>
          <table:table-cell table:style-name="ce21" office:value-type="string">
            <text:p>./actions/format-justify-fill.svg</text:p>
          </table:table-cell>
          <table:table-cell table:style-name="ce21" office:value-type="string">
            <text:p>./actions/format-spacing.svg</text:p>
          </table:table-cell>
          <table:table-cell/>
        </table:table-row>
        <table:table-row table:style-name="ro1">
          <table:table-cell office:value-type="string">
            <text:p>spira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as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o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quare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square.svg</text:p>
          </table:table-cell>
          <table:table-cell table:style-name="ce8"/>
        </table:table-row>
        <table:table-row table:style-name="ro1">
          <table:table-cell office:value-type="string">
            <text:p>Stift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ift16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rike.xpm</text:p>
          </table:table-cell>
          <table:table-cell table:number-columns-repeated="8"/>
          <table:table-cell table:style-name="ce15" office:value-type="string">
            <text:p>./actions/format-text-strikethroug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a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abtocindex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st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ba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ker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v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vie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ief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ools.png</text:p>
          </table:table-cell>
          <table:table-cell table:number-columns-repeated="8"/>
          <table:table-cell table:style-name="ce14"/>
          <table:table-cell table:style-name="ce21" office:value-type="string">
            <text:p>./actions/too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ashcan.png</text:p>
          </table:table-cell>
          <table:table-cell table:number-columns-repeated="8"/>
          <table:table-cell table:style-name="ce15" office:value-type="string">
            <text:p>./places/user-tras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rashcan2.png</text:p>
          </table:table-cell>
          <table:table-cell table:number-columns-repeated="8"/>
          <table:table-cell table:style-name="ce14"/>
          <table:table-cell table:style-name="ce21" office:value-type="string">
            <text:p>./places/user-trash-ful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iangl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draw-triangle.svg</text:p>
          </table:table-cell>
          <table:table-cell/>
        </table:table-row>
        <table:table-row table:style-name="ro1">
          <table:table-cell office:value-type="string">
            <text:p>tx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ypography.png</text:p>
          </table:table-cell>
          <table:table-cell table:number-columns-repeated="8"/>
          <table:table-cell table:style-name="ce14"/>
          <table:table-cell table:style-name="ce21" office:value-type="string">
            <text:p>./mimetype/application-x-font-afm.svgz</text:p>
          </table:table-cell>
          <table:table-cell table:style-name="ce21" office:value-type="string">
            <text:p>./actions/format-typography.svg</text:p>
          </table:table-cell>
          <table:table-cell/>
        </table:table-row>
        <table:table-row table:style-name="ro1">
          <table:table-cell office:value-type="string">
            <text:p>u_alig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arro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create.png</text:p>
          </table:table-cell>
          <table:table-cell table:number-columns-repeated="8"/>
          <table:table-cell table:style-name="ce14"/>
          <table:table-cell table:style-name="ce21" office:value-type="string">
            <text:p>./actions/edit-add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u_cut.png</text:p>
          </table:table-cell>
          <table:table-cell table:number-columns-repeated="8"/>
          <table:table-cell table:style-name="ce15" office:value-type="string">
            <text:p>./actions/edit-c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delet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remove.svg</text:p>
          </table:table-cell>
          <table:table-cell table:style-name="ce8"/>
        </table:table-row>
        <table:table-row table:style-name="ro1">
          <table:table-cell office:value-type="string">
            <text:p>u_dis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n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p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3">
          <table:table-cell office:value-type="string">
            <text:p>u_fliph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3">
          <table:table-cell office:value-type="string">
            <text:p>u_flipv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font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text.svg</text:p>
          </table:table-cell>
          <table:table-cell/>
        </table:table-row>
        <table:table-row table:style-name="ro1">
          <table:table-cell office:value-type="string">
            <text:p>u_grou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u_margins_lock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ar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ov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ultipl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edo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do16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siz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otat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cale_imag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p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v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trans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undo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do16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edit-ungroup.svg</text:p>
          </table:table-cell>
          <table:table-cell/>
        </table:table-row>
        <table:table-row table:style-name="ro1">
          <table:table-cell office:value-type="string">
            <text:p>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lock.xpm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edit-unlock.svg</text:p>
          </table:table-cell>
          <table:table-cell/>
        </table:table-row>
        <table:table-row table:style-name="ro1">
          <table:table-cell office:value-type="string">
            <text:p>Unter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vectorgfx.png</text:p>
          </table:table-cell>
          <table:table-cell table:number-columns-repeated="8"/>
          <table:table-cell table:style-name="ce14"/>
          <table:table-cell table:style-name="ce21" office:value-type="string">
            <text:p>./mimetypes/vectorgfx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view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view.svg</text:p>
          </table:table-cell>
          <table:table-cell/>
        </table:table-row>
        <table:table-row table:style-name="ro1">
          <table:table-cell office:value-type="string">
            <text:p>viewmag1.png</text:p>
          </table:table-cell>
          <table:table-cell table:number-columns-repeated="8"/>
          <table:table-cell table:style-name="ce15" office:value-type="string">
            <text:p>./actions/zoom-origin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in.png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out.png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3">
          <table:table-cell office:value-type="string">
            <text:p>vmirror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p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nkel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zar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application-wizard.svg</text:p>
          </table:table-cell>
          <table:table-cell/>
        </table:table-row>
        <table:table-row table:style-name="ro1">
          <table:table-cell office:value-type="string">
            <text:p>wordsOnly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words-only.svg</text:p>
          </table:table-cell>
          <table:table-cell/>
        </table:table-row>
        <table:table-row table:style-name="ro1">
          <table:table-cell office:value-type="string">
            <text:p>Zeichen.xpm</text:p>
          </table:table-cell>
          <table:table-cell table:number-columns-repeated="6"/>
          <table:table-cell table:style-name="ce8"/>
          <table:table-cell/>
          <table:table-cell table:style-name="ce14"/>
          <table:table-cell table:style-name="ce15" office:value-type="string">
            <text:p>fontsizeup-koffice.svgz</text:p>
          </table:table-cell>
          <table:table-cell table:style-name="ce19"/>
          <table:table-cell table:style-name="ce12"/>
        </table:table-row>
        <table:table-row table:style-name="ro1">
          <table:table-cell table:style-name="ce3"/>
          <table:table-cell table:style-name="ce8" table:number-columns-repeated="3"/>
          <table:table-cell table:style-name="ce12" table:number-columns-repeated="3"/>
          <table:table-cell table:style-name="ce8"/>
          <table:table-cell/>
          <table:table-cell table:style-name="ce20" table:number-columns-repeated="3"/>
          <table:table-cell/>
        </table:table-row>
        <table:table-row table:style-name="ro1" table:number-rows-repeated="4">
          <table:table-cell table:style-name="ce6"/>
          <table:table-cell table:style-name="ce8" table:number-columns-repeated="3"/>
          <table:table-cell table:style-name="ce12" table:number-columns-repeated="3"/>
          <table:table-cell table:style-name="ce8"/>
          <table:table-cell table:number-columns-repeated="5"/>
        </table:table-row>
        <table:table-row table:style-name="ro1" table:number-rows-repeated="25">
          <table:table-cell table:style-name="ce6"/>
          <table:table-cell table:style-name="ce8" table:number-columns-repeated="3"/>
          <table:table-cell table:style-name="ce12" table:number-columns-repeated="3"/>
          <table:table-cell table:number-columns-repeated="6"/>
        </table:table-row>
        <table:table-row table:style-name="ro1" table:number-rows-repeated="180">
          <table:table-cell table:style-name="ce6"/>
          <table:table-cell table:number-columns-repeated="12"/>
        </table:table-row>
        <table:table-row table:style-name="ro1">
          <table:table-cell table:style-name="ce6"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7">17-06-2009</text:date>, <text:time>02:02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6-17T02:02:23</dc:date>
    <dc:language>pt-PT</dc:language>
    <meta:editing-cycles>61</meta:editing-cycles>
    <meta:editing-duration>PT57H12M51S</meta:editing-duration>
    <dc:creator>nuno pinheiro</dc:creator>
    <meta:document-statistic meta:table-count="1" meta:cell-count="1298" meta:object-count="0"/>
    <meta:user-defined meta:name="Info 1"/>
    <meta:user-defined meta:name="Info 2"/>
    <meta:user-defined meta:name="Info 3"/>
    <meta:user-defined meta:name="Info 4"/>
  </office:meta>
</office:document-meta>
</file>